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row>
        <mo stretchy="false">(</mo>
        <mrow>
          <mi mathvariant="italic">tc</mi>
          <mo stretchy="false">=</mo>
          <mn>600</mn>
        </mrow>
        <mo stretchy="false">)</mo>
      </mrow>
      <mi/>
      <mi mathvariant="italic">ou</mi>
      <mi/>
      <mo stretchy="false">λ</mo>
      <mrow>
        <mrow>
          <mrow>
            <mo stretchy="false">(</mo>
            <mrow>
              <mo stretchy="false">[</mo>
              <mrow>
                <mn>450</mn>
                <mo stretchy="false">−</mo>
                <mn>750</mn>
              </mrow>
              <mo stretchy="false">]</mo>
            </mrow>
            <mo stretchy="false">)</mo>
          </mrow>
          <mo stretchy="false">=</mo>
          <mfrac>
            <mrow>
              <mn>3</mn>
              <mi/>
              <mi mathvariant="italic">défaillants</mi>
              <mi/>
              <mi mathvariant="italic">entre</mi>
              <mi/>
              <mrow>
                <mi>t</mi>
                <mo stretchy="false">=</mo>
                <mn>450</mn>
              </mrow>
              <mi/>
              <mi mathvariant="italic">et</mi>
              <mi/>
              <mrow>
                <mi>t</mi>
                <mo stretchy="false">=</mo>
                <mn>750</mn>
              </mrow>
            </mrow>
            <mrow>
              <mrow>
                <mrow>
                  <mo stretchy="false">(</mo>
                  <mrow>
                    <mn>6</mn>
                    <mi/>
                    <mi mathvariant="italic">survivants</mi>
                    <mi/>
                    <mi>à</mi>
                    <mi/>
                    <mrow>
                      <mi>t</mi>
                      <mo stretchy="false">=</mo>
                      <mn>450</mn>
                    </mrow>
                  </mrow>
                  <mo stretchy="false">)</mo>
                </mrow>
                <mo stretchy="false">×</mo>
                <mi/>
              </mrow>
              <mn>300</mn>
              <mi>h</mi>
            </mrow>
          </mfrac>
        </mrow>
        <mo stretchy="false">=</mo>
        <mn>16,666</mn>
      </mrow>
      <msup>
        <mn>.10</mn>
        <mrow>
          <mo stretchy="false">−</mo>
          <mn>4</mn>
        </mrow>
      </msup>
      <mn>.</mn>
      <msup>
        <mi>h</mi>
        <mrow>
          <mo stretchy="false">−</mo>
          <mn>1</mn>
        </mrow>
      </msup>
    </mrow>
    <annotation encoding="StarMath 5.0">%lambda(tc =600)~ ou ~%lambda([450 - 750])= {3 `défaillants ~entre~ t=450` et` t=750} over {(6 `survivants~à`t=450) times~  300 h } = 16,666.10^-4 .h^-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